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1" svg:font-family="Albany, sans-serif"/>
    <style:font-face style:name="DejaVu Sans1" svg:font-family="'DejaVu Sans'"/>
    <style:font-face style:name="FreeSans2" svg:font-family="FreeSans"/>
    <style:font-face style:name="Times New Roman" svg:font-family="'Times New Roman'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50%" fo:text-align="start" style:justify-single-word="false"/>
      <style:text-properties officeooo:paragraph-rsid="000d036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00d036e"/>
    </style:style>
    <style:style style:name="P3" style:family="paragraph" style:parent-style-name="Text_20_body" style:master-page-name="HTML">
      <style:paragraph-properties fo:margin-top="0cm" fo:margin-bottom="0cm" loext:contextual-spacing="false" fo:line-height="150%" fo:text-align="start" style:justify-single-word="false" style:page-number="auto"/>
      <style:text-properties fo:color="#000000" style:font-name="Verdana" fo:font-size="18pt" fo:font-style="italic" fo:font-weight="bold" officeooo:paragraph-rsid="000d036e" fo:background-color="transparent"/>
    </style:style>
    <style:style style:name="T1" style:family="text">
      <style:text-properties fo:color="#0000cc" style:font-name="Verdana" fo:font-size="18pt" fo:font-style="italic" fo:font-weight="bold"/>
    </style:style>
    <style:style style:name="T2" style:family="text">
      <style:text-properties fo:color="#000000"/>
    </style:style>
    <style:style style:name="T3" style:family="text">
      <style:text-properties fo:color="#000000" style:font-name="Verdana" fo:font-size="14pt" fo:font-style="italic" fo:font-weight="bold"/>
    </style:style>
    <style:style style:name="T4" style:family="text">
      <style:text-properties fo:color="#000000" style:font-name="Verdana" fo:font-size="15pt" fo:font-style="italic" fo:font-weight="normal"/>
    </style:style>
    <style:style style:name="T5" style:family="text">
      <style:text-properties fo:color="#000000" style:font-name="Times New Roman" fo:font-size="14pt" fo:font-style="italic" fo:font-weight="bold"/>
    </style:style>
    <style:style style:name="T6" style:family="text">
      <style:text-properties fo:color="#000000" style:font-name="Times New Roman" fo:font-size="18pt" fo:font-style="italic" fo:font-weight="bold"/>
    </style:style>
    <style:style style:name="T7" style:family="text">
      <style:text-properties fo:color="#000000" style:font-name="Times New Roman" fo:font-size="12pt" fo:font-weight="bold"/>
    </style:style>
    <style:style style:name="T8" style:family="text">
      <style:text-properties fo:color="#ff3333"/>
    </style:style>
    <style:style style:name="T9" style:family="text">
      <style:text-properties fo:color="#ff3333" style:font-name="Times New Roman" fo:font-size="16pt" fo:font-style="italic" fo:font-weight="bold"/>
    </style:style>
    <style:style style:name="T10" style:family="text">
      <style:text-properties fo:color="#ff3333" style:font-name="Times New Roman" fo:font-size="16pt" fo:font-style="italic" fo:font-weight="bold" officeooo:rsid="0013c8d7"/>
    </style:style>
    <style:style style:name="T11" style:family="text">
      <style:text-properties fo:color="#ff0000" style:font-name="Times New Roman" fo:font-size="18pt" fo:font-weight="bold"/>
    </style:style>
    <style:style style:name="T12" style:family="text">
      <style:text-properties fo:color="#ff0000" style:font-name="Times New Roman" fo:font-size="14pt"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 Rendez-vous Saint-Germain</text:p>
      <text:p text:style-name="P1"><text:span text:style-name="T1">Au café du pont neuf </text:span><text:span text:style-name="T2"> </text:span><text:span text:style-name="T3">14 Quai du Louvre (M° Pont Neuf, 1ère station après Chatelet - très belle salle à l'étage)</text:span><text:span text:style-name="T2"> </text:span><text:span text:style-name="T5">Commander sa conso au bar, </text:span><text:span text:style-name="T6">6 euro, </text:span><text:span text:style-name="T5">la régler et se la monter </text:span><text:span text:style-name="T4">Responsable du site : Claudine Enjalbert - 0770835905 -</text:span><text:span text:style-name="T8"> </text:span><text:span text:style-name="T9">Site : agenda des cafés p</text:span><text:span text:style-name="T10">h</text:span><text:span text:style-name="T9">ilo de Paris</text:span><text:span text:style-name="T2"> </text:span><text:span text:style-name="T7">-</text:span><text:span text:style-name="T11">2ème et 4ème samedi </text:span><text:span text:style-name="T12">- 17h-19h</text:span>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1" svg:font-family="Albany, sans-serif"/>
    <style:font-face style:name="DejaVu Sans1" svg:font-family="'DejaVu Sans'"/>
    <style:font-face style:name="FreeSans2" svg:font-family="FreeSans"/>
    <style:font-face style:name="Times New Roman" svg:font-family="'Times New Roman'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ejaVu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  <style:text-properties fo:color="#000000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paragraph-properties fo:margin-top="0cm" fo:margin-bottom="0.25cm" loext:contextual-spacing="false" fo:line-height="120%"/>
      <style:text-properties fo:color="#0000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color="#00000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000000" style:font-name="Albany1" fo:font-family="Albany, sans-serif" fo:font-size="14pt" fo:font-weight="bold" style:font-name-asian="DejaVu Sans1" style:font-family-asian="'DejaVu Sans'" style:font-size-asian="14pt" style:font-weight-asian="bold" style:font-name-complex="FreeSans2" style:font-family-complex="Free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42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1T03:38:16.510364022</dc:date>
    <meta:editing-duration>PT20M26S</meta:editing-duration>
    <meta:editing-cycles>10</meta:editing-cycles>
    <meta:generator>LibreOffice/5.2.7.2$Linux_ARM_EABI LibreOffice_project/20m0$Build-2</meta:generator>
    <meta:document-statistic meta:table-count="0" meta:image-count="0" meta:object-count="0" meta:page-count="1" meta:paragraph-count="3" meta:word-count="61" meta:character-count="328" meta:non-whitespace-character-count="267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Envoy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myURL = ThisComponent.getURL()

rem ----------------------------------------------------------------------
dim args1(1) as new com.sun.star.beans.PropertyValue

args1(0).Name = "URL"
rem args1(0).Value = "ftp://u76813262:2933rien@ftp.cafe-philo-des-phares.com/r/agenda/agenda.html"
args1(0).Value = "ftp://cafes.philo.paris:HwbSlFGg@ftp.chez.com/agenda-claudine.html"
args1(1).Name = "FilterName"
args1(1).Value = "HTML (StarWriter)"
dispatcher.executeDispatch(document, ".uno:SaveAs", "", 0, args1())

args1(0).Name = "URL"
rem args1(0).Value = "ftp://u76813262:2933rien@ftp.cafe-philo-des-phares.com/r/agenda/agenda.odt"
args1(0).Value = "ftp://cafes.philo.paris:HwbSlFGg@ftp.chez.com/agenda-claudine.odt"
args1(1).Name = "FilterName"
args1(1).Value = "writer8"
dispatcher.executeDispatch(document, ".uno:SaveAs", "", 0, args1())

args1(0).Name = "URL"
args1(0).Value = myURL
args1(1).Name = "FilterName"
args1(1).Value = "writer8"
dispatcher.executeDispatch(document, ".uno:SaveAs", "", 0, args1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